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5.3173in"/>
    </style:style>
    <style:style style:name="co3" style:family="table-column">
      <style:table-column-properties fo:break-before="auto" style:column-width="3.6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office:value-type="string" calcext:value-type="string">
            <text:p>Fri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Pause</text:p>
          </table:table-cell>
          <table:table-cell table:formula="of:=STRREV(&quot;הפסקה&quot;)" office:value-type="string" office:string-value="הקספה" calcext:value-type="string">
            <text:p>הקספה</text:p>
          </table:table-cell>
          <table:table-cell office:value-type="string" calcext:value-type="string">
            <text:p>Пауза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" office:value-type="string" calcext:value-type="string">
            <text:p>Rub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סכורת&quot;)" office:value-type="string" office:string-value="תרוכסמ" calcext:value-type="string">
            <text:p>תרוכס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table:formula="of:=STRREV(&quot;האם אתה בטוח שתרצה לווטר על s%?&quot;)" office:value-type="string" office:string-value="?%s לע רטוול הצרתש חוטב התא םאה" calcext:value-type="string">
            <text:p>?%s לע רטוול הצרתש חוטב התא םאה</text:p>
          </table:table-cell>
          <table:table-cell office:value-type="string" calcext:value-type="string">
            <text:p>Вы уверены, что хотите пропустить %s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Income-tax-percent</text:p>
          </table:table-cell>
          <table:table-cell office:value-type="string" calcext:value-type="string">
            <text:p>Tax rate</text:p>
          </table:table-cell>
          <table:table-cell table:formula="of:=STRREV(&quot;שיעור המס&quot;)" office:value-type="string" office:string-value="סמה רועיש" calcext:value-type="string">
            <text:p>סמה רועיש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2" office:value-type="string" calcext:value-type="string">
            <text:p>We noticed you had Check in yesterday, but no check out.</text:p>
          </table:table-cell>
          <table:table-cell table:style-name="ce2" office:value-type="string" calcext:value-type="string">
            <text:p>We noticed you had Check-In yesterday, but no Check-Out</text:p>
          </table:table-cell>
          <table:table-cell table:style-name="ce2" office:value-type="string" calcext:value-type="string">
            <text:p>שמנו לב שהיתה לך כניסה אתמול, אבל לא יציאה</text:p>
          </table:table-cell>
          <table:table-cell table:style-name="ce2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ВЫЙТИ: рабочий день будет завершен в 24:00 вчера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1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ва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1">
          <table:table-cell office:value-type="string" calcext:value-type="string">
            <text:p>info_working_hours</text:p>
          </table:table-cell>
          <table:table-cell office:value-type="string" calcext:value-type="string">
            <text:p>Select average working hours</text:p>
          </table:table-cell>
          <table:table-cell office:value-type="string" calcext:value-type="string">
            <text:p>בחר שעות עבודה ממוצעות</text:p>
          </table:table-cell>
          <table:table-cell office:value-type="string" calcext:value-type="string">
            <text:p>Выберите среднее рабочее время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2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7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2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  <table:table-row table:style-name="ro1">
          <table:table-cell office:value-type="string" calcext:value-type="string">
            <text:p>email_bug_description</text:p>
          </table:table-cell>
          <table:table-cell office:value-type="string" calcext:value-type="string">
            <text:p>type your bug description here.</text:p>
          </table:table-cell>
          <table:table-cell office:value-type="string" calcext:value-type="string">
            <text:p>הקלד כאן תיאור הבעיה בתוכנה</text:p>
          </table:table-cell>
          <table:table-cell office:value-type="string" calcext:value-type="string">
            <text:p>введите описание ошибки здесь.</text:p>
          </table:table-cell>
        </table:table-row>
        <table:table-row table:style-name="ro1">
          <table:table-cell office:value-type="string" calcext:value-type="string">
            <text:p>email_feature_description</text:p>
          </table:table-cell>
          <table:table-cell office:value-type="string" calcext:value-type="string">
            <text:p>type your feature description here.</text:p>
          </table:table-cell>
          <table:table-cell office:value-type="string" calcext:value-type="string">
            <text:p>הקלד תיאור אופציה נוספת כאן</text:p>
          </table:table-cell>
          <table:table-cell office:value-type="string" calcext:value-type="string">
            <text:p>введите здесь описание вашей функции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08-25T21:44:35.827000000</dc:date>
    <meta:editing-duration>P4DT6H6M2S</meta:editing-duration>
    <meta:editing-cycles>240</meta:editing-cycles>
    <meta:generator>LibreOffice/7.3.4.2$Windows_X86_64 LibreOffice_project/728fec16bd5f605073805c3c9e7c4212a0120dc5</meta:generator>
    <meta:document-statistic meta:table-count="1" meta:cell-count="644" meta:object-count="0"/>
  </office:meta>
</office:document-meta>
</file>